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6d6d6d" fo:border-left="0.06pt solid #6d6d6d" fo:border-right="0.99pt solid #6d6d6d" fo:border-top="0.06pt solid #6d6d6d"/>
      <style:text-properties style:use-window-font-color="true" style:text-outline="false" style:text-line-through-style="none" style:text-line-through-type="none" style:font-name="Times-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6d6d6d" fo:border-left="0.06pt solid #6d6d6d" fo:border-right="0.99pt solid #6d6d6d" fo:border-top="0.06pt solid #6d6d6d"/>
      <style:text-properties style:use-window-font-color="true" style:text-outline="false" style:text-line-through-style="none" style:text-line-through-type="none" style:font-name="Times-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Genesi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odu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iticus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bers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teronomy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ge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Samuel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Samuel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Kings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King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Chronicles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Chronicles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zr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hemiah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he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alms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verbs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clesiastes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g of Song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aiah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remiah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mentation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zekiel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iel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ea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e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os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adia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a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hu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akkuk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phania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gga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chariah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lach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 Total</text:p>
          </table:table-cell>
          <table:table-cell table:style-name="ce1" office:value-type="float" office:value="929" calcext:value-type="float">
            <text:p>929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 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k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s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Corinthian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Corinthian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atia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hesia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lippian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ssian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Thessalonian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Thessalonian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Timothy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Timothy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u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ilem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brew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Pete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Pete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 Joh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 Joh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 Joh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Revelation</text:p>
          </table:table-cell>
          <table:covered-table-cell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9:10:13.500718732</meta:creation-date>
    <dc:date>2018-06-10T19:12:01.502823890</dc:date>
    <meta:editing-duration>PT1M58S</meta:editing-duration>
    <meta:editing-cycles>1</meta:editing-cycles>
    <meta:document-statistic meta:table-count="1" meta:cell-count="135" meta:object-count="0"/>
    <meta:generator>LibreOffice/6.0.2.1$MacOSX_X86_64 LibreOffice_project/f7f06a8f319e4b62f9bc5095aa112a65d2f3ac89</meta:generator>
  </office:meta>
</office:document-meta>
</file>